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ncomingDataPointBenchmark.perf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IncomingDataPointBenchmark.main( String [ ] arg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